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Génération de monde aléatoire</text:span></text:p>
          </draw:text-box>
        </draw:frame>
        <draw:frame draw:name="Sous-titre 2"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3"><text:span text:style-name="T2">Développement d'un moteur de création de monde aléatoire</text:span></text:p>
            <text:p text:style-name="P3"><text:span text:style-name="T2">Pour Alexandre Niveau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" presentation:class="page"/>
          <draw:frame draw:name="Espace réservé des not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4">Contexte</text:span></text:p>
          </draw:text-box>
        </draw:frame>
        <draw:frame draw:name="Espace réservé du texte 2"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Le client n'a pas de connaissances précises sur le sujet de la génération de carte de mondes virtuels et aléatoires</text:span></text:p>
              </text:list-item>
              <text:list-item>
                <text:p text:style-name="P5"><text:span text:style-name="T2">Il n'a pas le temps d'étudier ce sujet</text:span></text:p>
              </text:list-item>
              <text:list-item>
                <text:p text:style-name="P5"><text:span text:style-name="T2">Il veut comprendre comment fonctionnent ces générations, ce qui est faisable, et jusqu'où il est possible d'aller</text:span></text:p>
              </text:list-item>
              <text:list-item>
                <text:p text:style-name="P5"><text:span text:style-name="T2">Les algorithmes de génération existants sont détachés des conditions réelles et abstraits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2" presentation:class="page"/>
          <draw:frame draw:name="Espace réservé des not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4">Enjeux</text:span></text:p>
          </draw:text-box>
        </draw:frame>
        <draw:frame draw:name="Espace réservé du texte 2" presentation:style-name="pr4" draw:text-style-name="P2" draw:layer="layout" svg:width="25.199cm" svg:height="14.64cm" svg:x="1.568cm" svg:y="4.186cm" presentation:class="outline">
          <draw:text-box>
            <text:list text:style-name="L2">
              <text:list-item>
                <text:p text:style-name="P5"><text:span text:style-name="T2">Développer un moteur permettant de générer des mondes aléatoires</text:span></text:p>
              </text:list-item>
              <text:list-item>
                <text:p text:style-name="P5"><text:span text:style-name="T2">Pouvoir explorer ces mondes et les rendre intéressants à explorer</text:span></text:p>
              </text:list-item>
              <text:list-item>
                <text:p text:style-name="P5"><text:span text:style-name="T2">Pouvoir facilement utiliser le moteur et en comprendre le fonctionnement</text:span></text:p>
              </text:list-item>
              <text:list-item>
                <text:p text:style-name="P5"><text:span text:style-name="T2">Savoir ce qui est faisable</text:span></text:p>
              </text:list-item>
              <text:list-item>
                <text:p text:style-name="P5"><text:span text:style-name="T2">Pouvoir extraire puis adapter les algorithmes existants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3" presentation:class="page"/>
          <draw:frame draw:name="Espace réservé des not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4">Objectifs</text:span></text:p>
          </draw:text-box>
        </draw:frame>
        <draw:frame draw:name="Espace réservé du texte 2"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Étudier des algorithmes de génération de mondes aléatoires</text:span></text:p>
              </text:list-item>
              <text:list-item>
                <text:p text:style-name="P5"><text:span text:style-name="T2">Décrire le fonctionnement de ces mondes </text:span></text:p>
              </text:list-item>
              <text:list-item>
                <text:p text:style-name="P5"><text:span text:style-name="T2">Développer une bibliothèque et faire une démonstration de son utilisation</text:span></text:p>
              </text:list-item>
              <text:list-item>
                <text:p text:style-name="P5"><text:span text:style-name="T2">Développer ce moteur de façon modulaire et extensible</text:span></text:p>
              </text:list-item>
              <text:list-item>
                <text:p text:style-name="P5"><text:span text:style-name="T2">Inclure les cartes générés dans une simulation d'exploration <text:s/>avec un environnement « vivant »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4" presentation:class="page"/>
          <draw:frame draw:name="Espace réservé des not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4">Jalons</text:span></text:p>
          </draw:text-box>
        </draw:frame>
        <draw:frame draw:name="Espace réservé du texte 2"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05/10/2015 : Premières utilisations d’algorithme de génération aléatoire, rapport sur les recherches effectuées.</text:span></text:p>
              </text:list-item>
              <text:list-item>
                <text:p text:style-name="P5"><text:span text:style-name="T2">3/12/2015 : Intégration des algorithmes pour des cartes de jeu 2D</text:span></text:p>
              </text:list-item>
              <text:list-item>
                <text:p text:style-name="P5"><text:span text:style-name="T2">04/02/2016 : Moteur de génération conçu</text:span></text:p>
              </text:list-item>
              <text:list-item>
                <text:p text:style-name="P5"><text:span text:style-name="T2">21/03/2016 : Monde rendu plus « vivant »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5" presentation:class="page"/>
          <draw:frame draw:name="Espace réservé des not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ZoneTexte 6" draw:style-name="Mgr3" draw:text-style-name="MP1" draw:layer="backgroundobjects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presentation:notes style:page-layout-name="PM0">
        <draw:page-thumbnail draw:name="Espace réservé de l'image des diapositives 1" presentation:style-name="Master1-Default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ZoneTexte 6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1"><text:span text:style-name="MT9">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ZoneTexte 6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10"><text:span text:style-name="MT10">Modifiez le style du titre</text:span></text:p>
        </draw:text-box>
      </draw:frame>
      <draw:frame draw:name="Espace réservé du contenu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ZoneTexte 6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5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ZoneTexte 7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10"><text:span text:style-name="MT10">Modifiez le style du titr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ZoneTexte 9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10"><text:span text:style-name="MT10">Modifiez le style 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5">
            <text:list-item>
              <text:p text:style-name="MP4"><text:span text:style-name="MT12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2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ZoneTexte 5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10"><text:span text:style-name="MT10">Modifiez le style 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ZoneTexte 4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ZoneTexte 7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10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er les styles du texte du masque</text:span><text:span text:style-name="MT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4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ZoneTexte 7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10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 text:style-name="MP4"><text:span text:style-name="MT2">Cliquez sur l'icône pour ajouter une image</text:span></text:p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4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ZoneTexte 6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10"><text:span text:style-name="MT10">Modifiez le style du titre</text:span></text:p>
        </draw:text-box>
      </draw:frame>
      <draw:frame draw:name="Espace réservé du texte vertical 2" presentation:style-name="Mpr62" draw:text-style-name="MP12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ZoneTexte 6" draw:style-name="Mgr3" draw:text-style-name="MP1" draw:layer="Master1-bg" svg:width="6.234cm" svg:height="1.673cm" svg:x="20.8cm" svg:y="18.6cm">
        <draw:text-box>
          <text:p text:style-name="MP9"><text:span text:style-name="MT7">Hugo Dupuy-Roudel</text:span></text:p>
          <text:p text:style-name="MP9"><text:span text:style-name="MT7">Florentin Barbier</text:span></text:p>
        </draw:text-box>
      </draw:frame>
      <draw:frame draw:name="Titre vertical 1" presentation:style-name="Mpr67" draw:text-style-name="MP12" draw:layer="backgroundobjects" svg:width="6.297cm" svg:height="16.254cm" svg:x="20.302cm" svg:y="0.838cm" presentation:class="title">
        <draw:text-box>
          <text:p text:style-name="MP10"><text:span text:style-name="MT10">Modifiez le style du titre</text:span></text:p>
        </draw:text-box>
      </draw:frame>
      <draw:frame draw:name="Espace réservé du texte vertical 2" presentation:style-name="Mpr68" draw:text-style-name="MP12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Génération de monde aléatoire</dc:title>
    <meta:initial-creator>Florentin Barbier</meta:initial-creator>
    <dc:creator>kork </dc:creator>
    <meta:creation-date>2015-10-17T16:02:03Z</meta:creation-date>
    <dc:date>2015-10-20T14:39:25.469407529</dc:date>
    <meta:editing-cycles>14</meta:editing-cycles>
    <meta:editing-duration>PT32M51S</meta:editing-duration>
    <meta:document-statistic meta:object-count="184"/>
    <meta:template xlink:type="simple" xlink:actuate="onRequest" xlink:title="" xlink:href="charte_projet"/>
  </office:meta>
</office:document-meta>
</file>